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17b1b" officeooo:paragraph-rsid="00117b1b"/>
    </style:style>
    <style:style style:name="P2" style:family="paragraph" style:parent-style-name="Standard">
      <style:text-properties style:text-underline-style="none" officeooo:rsid="0011eaad" officeooo:paragraph-rsid="00117b1b"/>
    </style:style>
    <style:style style:name="P3" style:family="paragraph" style:parent-style-name="Standard">
      <style:text-properties style:text-underline-style="none" officeooo:rsid="0011eaad" officeooo:paragraph-rsid="0011eaad"/>
    </style:style>
    <style:style style:name="P4" style:family="paragraph" style:parent-style-name="Standard">
      <style:text-properties style:text-underline-style="none" officeooo:rsid="00136281" officeooo:paragraph-rsid="00136281"/>
    </style:style>
    <style:style style:name="P5" style:family="paragraph" style:parent-style-name="Preformatted_20_Text" style:list-style-name="L3">
      <style:paragraph-properties fo:margin-top="0cm" fo:margin-bottom="0.499cm" style:contextual-spacing="false" fo:padding="0.049cm" fo:border="0.06pt solid #d9d9e3"/>
    </style:style>
    <style:style style:name="P6" style:family="paragraph" style:parent-style-name="Preformatted_20_Text" style:list-style-name="L3">
      <style:paragraph-properties fo:padding="0.049cm" fo:border="0.06pt solid #d9d9e3"/>
    </style:style>
    <style:style style:name="P7" style:family="paragraph" style:parent-style-name="Preformatted_20_Text" style:list-style-name="L3">
      <style:paragraph-properties fo:padding="0.049cm" fo:border="0.06pt solid #d9d9e3"/>
      <style:text-properties loext:padding="0.049cm" loext:border="0.06pt solid #d9d9e3"/>
    </style:style>
    <style:style style:name="P8" style:family="paragraph" style:parent-style-name="Standard">
      <style:text-properties officeooo:rsid="0011eaad" officeooo:paragraph-rsid="0011eaad"/>
    </style:style>
    <style:style style:name="P9" style:family="paragraph" style:parent-style-name="Standard">
      <style:text-properties officeooo:rsid="0015def3" officeooo:paragraph-rsid="0015def3"/>
    </style:style>
    <style:style style:name="P10" style:family="paragraph" style:parent-style-name="Text_20_body">
      <style:paragraph-properties fo:padding="0.049cm" fo:border="0.06pt solid #d9d9e3"/>
    </style:style>
    <style:style style:name="P11" style:family="paragraph" style:parent-style-name="Text_20_body" style:list-style-name="L1">
      <style:paragraph-properties fo:margin-top="0cm" fo:margin-bottom="0cm" style:contextual-spacing="false" fo:padding="0.049cm" fo:border="0.06pt solid #d9d9e3"/>
    </style:style>
    <style:style style:name="P12" style:family="paragraph" style:parent-style-name="Text_20_body" style:list-style-name="L1">
      <style:paragraph-properties fo:padding="0.049cm" fo:border="0.06pt solid #d9d9e3"/>
    </style:style>
    <style:style style:name="P13" style:family="paragraph" style:parent-style-name="Text_20_body">
      <style:text-properties officeooo:rsid="0011eaad" officeooo:paragraph-rsid="0011eaad"/>
    </style:style>
    <style:style style:name="P14" style:family="paragraph" style:parent-style-name="Text_20_body">
      <style:text-properties officeooo:rsid="0015def3" officeooo:paragraph-rsid="0015def3"/>
    </style:style>
    <style:style style:name="P15" style:family="paragraph" style:parent-style-name="Text_20_body" style:list-style-name="L2">
      <style:paragraph-properties fo:margin-top="0cm" fo:margin-bottom="0cm" style:contextual-spacing="false" fo:padding="0.049cm" fo:border="0.06pt solid #d9d9e3"/>
    </style:style>
    <style:style style:name="P16" style:family="paragraph" style:parent-style-name="Text_20_body" style:list-style-name="L2">
      <style:paragraph-properties fo:padding="0.049cm" fo:border="0.06pt solid #d9d9e3"/>
    </style:style>
    <style:style style:name="P17" style:family="paragraph" style:parent-style-name="Text_20_body" style:list-style-name="L3">
      <style:paragraph-properties fo:margin-top="0cm" fo:margin-bottom="0cm" style:contextual-spacing="false" fo:padding="0.049cm" fo:border="0.06pt solid #d9d9e3"/>
    </style:style>
    <style:style style:name="P18" style:family="paragraph" style:parent-style-name="Text_20_body" style:list-style-name="L3">
      <style:paragraph-properties fo:padding="0.049cm" fo:border="0.06pt solid #d9d9e3"/>
    </style:style>
    <style:style style:name="T1" style:family="text">
      <style:text-properties officeooo:rsid="00136281"/>
    </style:style>
    <style:style style:name="T2" style:family="text">
      <style:text-properties officeooo:rsid="0013f0b3"/>
    </style:style>
    <style:style style:name="T3" style:family="text">
      <style:text-properties loext:padding="0.049cm" loext:border="0.06pt solid #d9d9e3"/>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Apuntes Docker</text:p>
      <text:p text:style-name="P1"/>
      <text:p text:style-name="P1">Módulo 1: Introducción a Docker y Contenedores</text:p>
      <text:p text:style-name="P1">1.1 ¿Qué es la virtualización de contenedores?</text:p>
      <text:p text:style-name="P1">1.2 Ventajas de usar contenedores en el desarrollo y despliegue de aplicaciones.</text:p>
      <text:p text:style-name="P1">1.3 Comparación entre máquinas virtuales y contenedores.</text:p>
      <text:p text:style-name="P1">1.4 Arquitectura de Docker: imágenes y contenedores.</text:p>
      <text:p text:style-name="P1"/>
      <text:p text:style-name="P1">1.1 La pieza fundamental de la tecnologia Docker es el llamado contenedor o container cuyo funcionamiento se basa en una característica de Linux: Chroot (change root)</text:p>
      <text:p text:style-name="P2"/>
      <text:p text:style-name="P3">Docker es principalmente una empresa creada por Solomon Hykes que ha desarrollado un motor Open Source. <text:span text:style-name="T1">La primera versión apareció en 2013.</text:span></text:p>
      <text:p text:style-name="P4">Docker se desarrolló principalmente como solución a la implementación a sistemas distribuidos, orientado a Cloud. </text:p>
      <text:p text:style-name="P1"/>
      <text:p text:style-name="P8">1.2 <text:span text:style-name="T2">docker vs máquinas virtuales: docker usa el kernel compartido. La interacción con usuario se produce a través de diferentes APIs y la línea de comando. Las máquinas virtuales</text:span></text:p>
      <text:p text:style-name="P13">Las máquinas virtuales (VMs) pueden comunicarse entre sí de varias maneras, similar a cómo lo harían las máquinas físicas en una red. Aquí hay algunas formas comunes en las que las máquinas virtuales pueden establecer comunicación:</text:p>
      <text:p text:style-name="P14">diferencia entre docker y VM:</text:p>
      <text:p text:style-name="P14">Docker y las máquinas virtuales (VMs) son tecnologías de virtualización, pero difieren en sus enfoques y la forma en que logran el aislamiento y la portabilidad de las aplicaciones. Aquí hay algunas diferencias clave entre Docker y máquinas virtuales:</text:p>
      <text:list xml:id="list1109588911" text:style-name="L2">
        <text:list-item>
          <text:p text:style-name="P16"><text:span text:style-name="Strong_20_Emphasis"><text:span text:style-name="T3">Nivel de abstracción:</text:span></text:span></text:p>
          <text:list>
            <text:list-item>
              <text:p text:style-name="P15"><text:span text:style-name="Strong_20_Emphasis"><text:span text:style-name="T3">Docker:</text:span></text:span> Utiliza contenedores, que son unidades de virtualización a nivel de sistema operativo. Los contenedores comparten el núcleo del sistema operativo subyacente y son más livianos en comparación con las máquinas virtuales.</text:p>
            </text:list-item>
            <text:list-item>
              <text:p text:style-name="P15"><text:span text:style-name="Strong_20_Emphasis"><text:span text:style-name="T3">Máquinas virtuales:</text:span></text:span> Utilizan hipervisores para crear máquinas virtuales independientes que emulan hardware completo, incluido el sistema operativo. Cada VM tiene su propio sistema operativo y utiliza recursos dedicados.</text:p>
            </text:list-item>
          </text:list>
        </text:list-item>
        <text:list-item>
          <text:p text:style-name="P16"><text:span text:style-name="Strong_20_Emphasis"><text:span text:style-name="T3">Consumo de recursos:</text:span></text:span></text:p>
          <text:list>
            <text:list-item>
              <text:p text:style-name="P15"><text:span text:style-name="Strong_20_Emphasis"><text:span text:style-name="T3">Docker:</text:span></text:span> Los contenedores comparten el mismo núcleo del sistema operativo, lo que significa que son más eficientes en el uso de recursos. Varios contenedores pueden ejecutarse en la misma máquina sin duplicar el sistema operativo subyacente.</text:p>
            </text:list-item>
            <text:list-item>
              <text:p text:style-name="P15"><text:span text:style-name="Strong_20_Emphasis"><text:span text:style-name="T3">Máquinas virtuales:</text:span></text:span> Cada VM tiene su propio sistema operativo y consume más recursos, ya que incluye duplicación de sistemas operativos, múltiples kernels y una mayor carga de administración.</text:p>
            </text:list-item>
          </text:list>
        </text:list-item>
        <text:list-item>
          <text:p text:style-name="P16"><text:soft-page-break/><text:span text:style-name="Strong_20_Emphasis"><text:span text:style-name="T3">Tiempo de inicio:</text:span></text:span></text:p>
          <text:list>
            <text:list-item>
              <text:p text:style-name="P15"><text:span text:style-name="Strong_20_Emphasis"><text:span text:style-name="T3">Docker:</text:span></text:span> Los contenedores se inician rápidamente, en cuestión de segundos, ya que no requieren arrancar un sistema operativo completo.</text:p>
            </text:list-item>
            <text:list-item>
              <text:p text:style-name="P15"><text:span text:style-name="Strong_20_Emphasis"><text:span text:style-name="T3">Máquinas virtuales:</text:span></text:span> Las VMs suelen tardar más en iniciarse, ya que deben arrancar un sistema operativo completo y, en algunos casos, cargar una imagen del sistema operativo desde el disco.</text:p>
            </text:list-item>
          </text:list>
        </text:list-item>
        <text:list-item>
          <text:p text:style-name="P16"><text:span text:style-name="Strong_20_Emphasis"><text:span text:style-name="T3">Portabilidad:</text:span></text:span></text:p>
          <text:list>
            <text:list-item>
              <text:p text:style-name="P15"><text:span text:style-name="Strong_20_Emphasis"><text:span text:style-name="T3">Docker:</text:span></text:span> Las aplicaciones en contenedores son altamente portátiles y pueden ejecutarse de manera consistente en cualquier entorno que admita Docker, desde el entorno de desarrollo local hasta la nube.</text:p>
            </text:list-item>
            <text:list-item>
              <text:p text:style-name="P15"><text:span text:style-name="Strong_20_Emphasis"><text:span text:style-name="T3">Máquinas virtuales:</text:span></text:span> Las VMs también son portátiles, pero debido a su mayor tamaño y complejidad, la migración entre diferentes entornos puede ser más desafiante.</text:p>
            </text:list-item>
          </text:list>
        </text:list-item>
        <text:list-item>
          <text:p text:style-name="P16"><text:span text:style-name="Strong_20_Emphasis"><text:span text:style-name="T3">Escalabilidad:</text:span></text:span></text:p>
          <text:list>
            <text:list-item>
              <text:p text:style-name="P15"><text:span text:style-name="Strong_20_Emphasis"><text:span text:style-name="T3">Docker:</text:span></text:span> Docker facilita la implementación y la escalabilidad de aplicaciones a través de herramientas de orquestación como Kubernetes, Docker Swarm, etc.</text:p>
            </text:list-item>
            <text:list-item>
              <text:p text:style-name="P15"><text:span text:style-name="Strong_20_Emphasis"><text:span text:style-name="T3">Máquinas virtuales:</text:span></text:span> Aunque las VMs se pueden escalar, la gestión y orquestación de VMs generalmente implica más complejidad.</text:p>
            </text:list-item>
          </text:list>
        </text:list-item>
        <text:list-item>
          <text:p text:style-name="P16"><text:span text:style-name="Strong_20_Emphasis"><text:span text:style-name="T3">Aislamiento:</text:span></text:span></text:p>
          <text:list>
            <text:list-item>
              <text:p text:style-name="P15"><text:span text:style-name="Strong_20_Emphasis"><text:span text:style-name="T3">Docker:</text:span></text:span> Los contenedores proporcionan un nivel de aislamiento, pero comparten el mismo núcleo del sistema operativo. Es adecuado para la mayoría de las aplicaciones, pero no es tan fuerte como el aislamiento de las máquinas virtuales.</text:p>
            </text:list-item>
            <text:list-item>
              <text:p text:style-name="P16"><text:span text:style-name="Strong_20_Emphasis"><text:span text:style-name="T3">Máquinas virtuales:</text:span></text:span> Ofrecen un mayor nivel de aislamiento, ya que cada VM tiene su propio sistema operativo y kernel. Esto puede ser preferible para cargas de trabajo que requieren un alto grado de aislamiento.</text:p>
            </text:list-item>
          </text:list>
        </text:list-item>
      </text:list>
      <text:p text:style-name="P10">En resumen, Docker y máquinas virtuales son tecnologías de virtualización que abordan diferentes necesidades y situaciones. Docker es especialmente eficiente para aplicaciones modernas y ágiles, mientras que las máquinas virtuales son más adecuadas para cargas de trabajo que requieren un alto grado de aislamiento y compatibilidad con sistemas operativos diferentes. En muchos casos, estas tecnologías se utilizan de manera complementaria, con contenedores dentro de máquinas virtuales para aprovechar las ventajas de ambas.</text:p>
      <text:p text:style-name="P14"/>
      <text:p text:style-name="P14"/>
      <text:p text:style-name="P14"/>
      <text:p text:style-name="P14"/>
      <text:p text:style-name="P14"><text:soft-page-break/>Cómo se comunican entre sí las VM</text:p>
      <text:list xml:id="list1602230681" text:style-name="L1">
        <text:list-item>
          <text:p text:style-name="P12"><text:span text:style-name="Strong_20_Emphasis"><text:span text:style-name="T3">Redes locales o privadas:</text:span></text:span></text:p>
          <text:list>
            <text:list-item>
              <text:p text:style-name="P11"><text:span text:style-name="Strong_20_Emphasis"><text:span text:style-name="T3">Misma red virtual:</text:span></text:span> Si las máquinas virtuales están en la misma red virtual o LAN virtual, pueden comunicarse entre sí utilizando direcciones IP dentro de esa red. Esto es similar a cómo funcionaría una red local física.</text:p>
            </text:list-item>
            <text:list-item>
              <text:p text:style-name="P11"><text:span text:style-name="Strong_20_Emphasis"><text:span text:style-name="T3">Bridges de red:</text:span></text:span> Algunos hipervisores permiten la creación de redes virtuales o bridges que conectan varias máquinas virtuales. Las VMs conectadas a la misma red virtual pueden comunicarse como si estuvieran en una red física compartida.</text:p>
            </text:list-item>
          </text:list>
        </text:list-item>
        <text:list-item>
          <text:p text:style-name="P12"><text:span text:style-name="Strong_20_Emphasis"><text:span text:style-name="T3">Redes externas:</text:span></text:span></text:p>
          <text:list>
            <text:list-item>
              <text:p text:style-name="P11"><text:span text:style-name="Strong_20_Emphasis"><text:span text:style-name="T3">Redes externas o públicas:</text:span></text:span> Si las máquinas virtuales tienen direcciones IP accesibles desde una red externa (por ejemplo, en la nube), pueden comunicarse entre sí a través de la red externa. Esto implica configurar reglas de firewall y gestión de direcciones IP públicas.</text:p>
            </text:list-item>
          </text:list>
        </text:list-item>
        <text:list-item>
          <text:p text:style-name="P12"><text:span text:style-name="Strong_20_Emphasis"><text:span text:style-name="T3">Servidores de nombres (DNS):</text:span></text:span></text:p>
          <text:list>
            <text:list-item>
              <text:p text:style-name="P11"><text:span text:style-name="Strong_20_Emphasis"><text:span text:style-name="T3">Resolución de nombres:</text:span></text:span> Las máquinas virtuales pueden comunicarse entre sí utilizando nombres de host en lugar de direcciones IP. Para esto, se puede configurar un servidor de nombres (DNS) que asocie nombres de host con direcciones IP.</text:p>
            </text:list-item>
          </text:list>
        </text:list-item>
        <text:list-item>
          <text:p text:style-name="P12"><text:span text:style-name="Strong_20_Emphasis"><text:span text:style-name="T3">Servicios de descubrimiento:</text:span></text:span></text:p>
          <text:list>
            <text:list-item>
              <text:p text:style-name="P11"><text:span text:style-name="Strong_20_Emphasis"><text:span text:style-name="T3">Servicios de descubrimiento:</text:span></text:span> Algunos sistemas utilizan servicios de descubrimiento para permitir que las máquinas virtuales se encuentren entre sí dinámicamente. Esto puede implicar el uso de herramientas como Consul, etcd o servicios de registro y descubrimiento de servicios.</text:p>
            </text:list-item>
          </text:list>
        </text:list-item>
        <text:list-item>
          <text:p text:style-name="P12"><text:span text:style-name="Strong_20_Emphasis"><text:span text:style-name="T3">Conexiones punto a punto:</text:span></text:span></text:p>
          <text:list>
            <text:list-item>
              <text:p text:style-name="P11"><text:span text:style-name="Strong_20_Emphasis"><text:span text:style-name="T3">Conexiones punto a punto:</text:span></text:span> Las máquinas virtuales también pueden establecer conexiones directas entre sí a través de protocolos de red específicos, como TCP/IP. Esto es útil para aplicaciones que requieren comunicación directa sin pasar por una red más amplia.</text:p>
            </text:list-item>
          </text:list>
        </text:list-item>
        <text:list-item>
          <text:p text:style-name="P12"><text:span text:style-name="Strong_20_Emphasis"><text:span text:style-name="T3">Redes privadas virtuales (VPN):</text:span></text:span></text:p>
          <text:list>
            <text:list-item>
              <text:p text:style-name="P12"><text:span text:style-name="Strong_20_Emphasis"><text:span text:style-name="T3">VPNs:</text:span></text:span> Si las máquinas virtuales están en ubicaciones geográficas diferentes, se pueden conectar a través de una red privada virtual (VPN). Esto proporciona una conexión segura y privada entre las máquinas virtuales, independientemente de su ubicación física.</text:p>
            </text:list-item>
          </text:list>
        </text:list-item>
      </text:list>
      <text:p text:style-name="P10">Es importante tener en cuenta que la configuración específica puede variar según el hipervisor o la plataforma en la que se estén ejecutando las máquinas virtuales. Además, las consideraciones de <text:soft-page-break/>seguridad, como la configuración de firewalls y la gestión de accesos, son esenciales para garantizar una comunicación segura y controlada entre las máquinas virtuales.</text:p>
      <text:p text:style-name="P8"/>
      <text:p text:style-name="P9">Cómo se comunican entre sí los docker:</text:p>
      <text:p text:style-name="P14">Los contenedores Docker se comunican entre sí a través de redes Docker. Docker proporciona un modelo de red predeterminado que permite a los contenedores comunicarse entre sí de manera sencilla. Aquí hay algunos aspectos clave sobre cómo se logra la comunicación entre contenedores Docker:</text:p>
      <text:list xml:id="list1985211185" text:style-name="L3">
        <text:list-item>
          <text:p text:style-name="P18"><text:span text:style-name="Strong_20_Emphasis"><text:span text:style-name="T3">Redes Docker:</text:span></text:span></text:p>
          <text:list>
            <text:list-item>
              <text:p text:style-name="P17">Docker utiliza el concepto de redes para permitir la comunicación entre contenedores. Puedes crear redes personalizadas o utilizar la red predeterminada llamada "bridge."</text:p>
            </text:list-item>
          </text:list>
        </text:list-item>
        <text:list-item>
          <text:p text:style-name="P18"><text:span text:style-name="Strong_20_Emphasis"><text:span text:style-name="T3">Red Bridge (puente) (Predeterminada):</text:span></text:span></text:p>
          <text:list>
            <text:list-item>
              <text:p text:style-name="P18">Cuando creas un contenedor sin especificar una red, Docker lo conecta automáticamente a la red "bridge". Los contenedores en la misma red bridge pueden comunicarse entre sí utilizando direcciones IP internas.</text:p>
            </text:list-item>
          </text:list>
          <text:p text:style-name="P7">bashCopy code</text:p>
          <text:p text:style-name="P6"><text:span text:style-name="Source_20_Text"><text:span text:style-name="T3"># Ejemplo de ejecución de contenedores en la misma red bridge</text:span></text:span></text:p>
          <text:p text:style-name="P6"><text:span text:style-name="Source_20_Text"><text:span text:style-name="T3">docker run --name contenedor1 -d nginx</text:span></text:span></text:p>
          <text:p text:style-name="P5"><text:span text:style-name="Source_20_Text"><text:span text:style-name="T3">docker run --name contenedor2 -d nginx</text:span></text:span></text:p>
          <text:p text:style-name="P18">En este caso, los contenedores <text:span text:style-name="Source_20_Text"><text:span text:style-name="T3">contenedor1</text:span></text:span> y <text:span text:style-name="Source_20_Text"><text:span text:style-name="T3">contenedor2</text:span></text:span> pueden comunicarse entre sí a través de la red bridge.</text:p>
        </text:list-item>
        <text:list-item>
          <text:p text:style-name="P18"><text:span text:style-name="Strong_20_Emphasis"><text:span text:style-name="T3">Nombre del Contenedor:</text:span></text:span></text:p>
          <text:list>
            <text:list-item>
              <text:p text:style-name="P18">Docker asigna automáticamente un nombre de host basado en el nombre del contenedor. Puedes utilizar este nombre de host para la comunicación entre contenedores en la misma red.</text:p>
            </text:list-item>
          </text:list>
          <text:p text:style-name="P7">bashCopy code</text:p>
          <text:p text:style-name="P6"><text:span text:style-name="Source_20_Text"><text:span text:style-name="T3"># Ejemplo de comunicación por nombre de contenedor</text:span></text:span></text:p>
          <text:p text:style-name="P6"><text:span text:style-name="Source_20_Text"><text:span text:style-name="T3">docker run --name contenedor1 -d nginx</text:span></text:span></text:p>
          <text:p text:style-name="P6"><text:span text:style-name="Source_20_Text"><text:span text:style-name="T3">docker run --name contenedor2 -d nginx</text:span></text:span></text:p>
          <text:p text:style-name="P6"/>
          <text:p text:style-name="P6"><text:span text:style-name="Source_20_Text"><text:span text:style-name="T3"># Desde contenedor1, puedes hacer referencia a contenedor2 por su nombre de host</text:span></text:span></text:p>
          <text:p text:style-name="P5"><text:span text:style-name="Source_20_Text"><text:span text:style-name="T3">ping contenedor2</text:span></text:span></text:p>
        </text:list-item>
        <text:list-item>
          <text:p text:style-name="P18"><text:span text:style-name="Strong_20_Emphasis"><text:span text:style-name="T3">Redes Personalizadas:</text:span></text:span></text:p>
          <text:list>
            <text:list-item>
              <text:p text:style-name="P18">Puedes crear tus propias redes personalizadas para aislar y organizar contenedores. Los contenedores en la misma red personalizada pueden comunicarse entre sí.</text:p>
            </text:list-item>
          </text:list>
          <text:p text:style-name="P7"><text:soft-page-break/>bashCopy code</text:p>
          <text:p text:style-name="P6"><text:span text:style-name="Source_20_Text"><text:span text:style-name="T3"># Crear una red personalizada</text:span></text:span></text:p>
          <text:p text:style-name="P6"><text:span text:style-name="Source_20_Text"><text:span text:style-name="T3">docker network create mi_red</text:span></text:span></text:p>
          <text:p text:style-name="P6"/>
          <text:p text:style-name="P6"><text:span text:style-name="Source_20_Text"><text:span text:style-name="T3"># Ejemplo de ejecución de contenedores en la misma red personalizada</text:span></text:span></text:p>
          <text:p text:style-name="P6"><text:span text:style-name="Source_20_Text"><text:span text:style-name="T3">docker run --name contenedor1 -d --network mi_red nginx</text:span></text:span></text:p>
          <text:p text:style-name="P5"><text:span text:style-name="Source_20_Text"><text:span text:style-name="T3">docker run --name contenedor2 -d --network mi_red nginx</text:span></text:span></text:p>
          <text:p text:style-name="P18">En este caso, los contenedores <text:span text:style-name="Source_20_Text"><text:span text:style-name="T3">contenedor1</text:span></text:span> y <text:span text:style-name="Source_20_Text"><text:span text:style-name="T3">contenedor2</text:span></text:span> pueden comunicarse entre sí a través de la red personalizada <text:span text:style-name="Source_20_Text"><text:span text:style-name="T3">mi_red</text:span></text:span>.</text:p>
        </text:list-item>
        <text:list-item>
          <text:p text:style-name="P18"><text:span text:style-name="Strong_20_Emphasis"><text:span text:style-name="T3">Exposición de Puertos:</text:span></text:span></text:p>
          <text:list>
            <text:list-item>
              <text:p text:style-name="P18">Si un contenedor expone un puerto, otros contenedores en la misma red (o incluso en redes diferentes, según la configuración) pueden acceder a ese puerto.</text:p>
            </text:list-item>
          </text:list>
          <text:p text:style-name="P7">bashCopy code</text:p>
          <text:p text:style-name="P6"><text:span text:style-name="Source_20_Text"><text:span text:style-name="T3"># Ejemplo de exposición de puertos</text:span></text:span></text:p>
          <text:p text:style-name="P6"><text:span text:style-name="Source_20_Text"><text:span text:style-name="T3">docker run --name contenedor1 -d -p 8080:80 nginx</text:span></text:span></text:p>
          <text:p text:style-name="P6"><text:span text:style-name="Source_20_Text"><text:span text:style-name="T3">docker run --name contenedor2 -d --network mi_red nginx</text:span></text:span></text:p>
          <text:p text:style-name="P6"/>
          <text:p text:style-name="P6"><text:span text:style-name="Source_20_Text"><text:span text:style-name="T3"># Desde contenedor2, puedes acceder a contenedor1 a través del puerto 8080</text:span></text:span></text:p>
          <text:p text:style-name="P5"><text:span text:style-name="Source_20_Text"><text:span text:style-name="T3">curl contenedor1:8080</text:span></text:span></text:p>
          <text:p text:style-name="P18">En este caso, <text:span text:style-name="Source_20_Text"><text:span text:style-name="T3">contenedor2</text:span></text:span> puede acceder al puerto 8080 del <text:span text:style-name="Source_20_Text"><text:span text:style-name="T3">contenedor1</text:span></text:span>.</text:p>
        </text:list-item>
        <text:list-item>
          <text:p text:style-name="P18"><text:span text:style-name="Strong_20_Emphasis"><text:span text:style-name="T3">Orquestación de Contenedores:</text:span></text:span></text:p>
          <text:list>
            <text:list-item>
              <text:p text:style-name="P18">En entornos más complejos y en producción, las herramientas de orquestación como Docker Compose o Kubernetes facilitan la gestión y la comunicación entre contenedores en clústeres.</text:p>
            </text:list-item>
          </text:list>
        </text:list-item>
      </text:list>
      <text:p text:style-name="P10">Estas son algunas de las formas básicas en que los contenedores Docker pueden comunicarse entre sí. Es importante comprender cómo funcionan las redes Docker y cómo se configuran para garantizar una comunicación e</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5T23:19:44.767867669</meta:creation-date>
    <dc:date>2023-12-16T22:30:04.872177146</dc:date>
    <meta:editing-duration>PT11H32M39S</meta:editing-duration>
    <meta:editing-cycles>3</meta:editing-cycles>
    <meta:generator>LibreOffice/7.3.7.2$Linux_X86_64 LibreOffice_project/30$Build-2</meta:generator>
    <meta:document-statistic meta:table-count="0" meta:image-count="0" meta:object-count="0" meta:page-count="5" meta:paragraph-count="87" meta:word-count="1478" meta:character-count="9584" meta:non-whitespace-character-count="8246"/>
  </office:meta>
</office:document-meta>
</file>